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Inconsolata" svg:font-family="Inconsolata, monospace"/>
    <style:font-face style:name="JetBrains Mono1" svg:font-family="'JetBrains Mono'"/>
    <style:font-face style:name="Menlo" svg:font-family="Menlo, Monaco, Consolas, 'Courier New', Courier, monospace"/>
    <style:font-face style:name="ui-monospace" svg:font-family="ui-monospace, SFMono-Regular, 'SF Mono', Menlo, Consolas, 'Liberation Mono'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aa409" officeooo:paragraph-rsid="000aa409"/>
    </style:style>
    <style:style style:name="P2" style:family="paragraph" style:parent-style-name="Standard">
      <style:text-properties officeooo:rsid="000aa409" officeooo:paragraph-rsid="000b92fc"/>
    </style:style>
    <style:style style:name="P3" style:family="paragraph" style:parent-style-name="Standard">
      <style:text-properties officeooo:rsid="000b92fc" officeooo:paragraph-rsid="000b92fc"/>
    </style:style>
    <style:style style:name="P4" style:family="paragraph" style:parent-style-name="Standard">
      <style:text-properties officeooo:rsid="000b92fc" officeooo:paragraph-rsid="000d57a1"/>
    </style:style>
    <style:style style:name="P5" style:family="paragraph" style:parent-style-name="Standard">
      <style:text-properties officeooo:rsid="000b92fc" officeooo:paragraph-rsid="000f2e97"/>
    </style:style>
    <style:style style:name="P6" style:family="paragraph" style:parent-style-name="Standard">
      <style:text-properties officeooo:rsid="000b92fc" officeooo:paragraph-rsid="0010a110"/>
    </style:style>
    <style:style style:name="P7" style:family="paragraph" style:parent-style-name="Standard">
      <style:text-properties officeooo:rsid="000d57a1" officeooo:paragraph-rsid="000d57a1"/>
    </style:style>
    <style:style style:name="P8" style:family="paragraph" style:parent-style-name="Standard">
      <style:text-properties officeooo:rsid="000f2e97" officeooo:paragraph-rsid="000f2e97"/>
    </style:style>
    <style:style style:name="P9" style:family="paragraph" style:parent-style-name="Standard">
      <style:text-properties officeooo:paragraph-rsid="000f2e97"/>
    </style:style>
    <style:style style:name="P10" style:family="paragraph" style:parent-style-name="Standard">
      <style:text-properties style:font-name="Liberation Serif" fo:font-size="12pt" officeooo:rsid="000b92fc" officeooo:paragraph-rsid="0010a110" style:font-size-asian="12pt" style:font-size-complex="12pt"/>
    </style:style>
    <style:style style:name="P11" style:family="paragraph" style:parent-style-name="Preformatted_20_Text">
      <style:text-properties fo:font-variant="normal" fo:text-transform="none" fo:color="#1f2328" loext:opacity="100%" style:font-name="ui-monospace" fo:font-size="9.75pt" fo:letter-spacing="normal" fo:font-style="normal" fo:font-weight="bold" officeooo:paragraph-rsid="00179a52" style:font-weight-asian="bold" style:font-weight-complex="bold"/>
    </style:style>
    <style:style style:name="P12" style:family="paragraph" style:parent-style-name="Standard">
      <style:text-properties fo:font-weight="normal" officeooo:rsid="000f2e97" officeooo:paragraph-rsid="000d57a1" style:font-weight-asian="normal" style:font-weight-complex="normal"/>
    </style:style>
    <style:style style:name="P13" style:family="paragraph" style:parent-style-name="Standard">
      <style:text-properties officeooo:rsid="0010a110" officeooo:paragraph-rsid="000f2e97"/>
    </style:style>
    <style:style style:name="P14" style:family="paragraph" style:parent-style-name="Standard">
      <style:text-properties fo:font-variant="normal" fo:text-transform="none" fo:color="#1f2328" loext:opacity="100%" style:font-name="Liberation Serif" fo:font-size="12pt" fo:letter-spacing="normal" fo:font-style="normal" fo:font-weight="normal" officeooo:rsid="0010a110" officeooo:paragraph-rsid="0010a110" style:font-size-asian="12pt" style:font-size-complex="12pt"/>
    </style:style>
    <style:style style:name="P15" style:family="paragraph" style:parent-style-name="Standard">
      <style:text-properties officeooo:rsid="0011c2a4" officeooo:paragraph-rsid="0011c2a4"/>
    </style:style>
    <style:style style:name="P16" style:family="paragraph" style:parent-style-name="Standard">
      <style:text-properties officeooo:paragraph-rsid="0013edab"/>
    </style:style>
    <style:style style:name="P17" style:family="paragraph" style:parent-style-name="Standard">
      <style:text-properties officeooo:rsid="000b92fc" officeooo:paragraph-rsid="0010a110"/>
    </style:style>
    <style:style style:name="P18" style:family="paragraph" style:parent-style-name="Standard">
      <style:text-properties officeooo:paragraph-rsid="001630e2"/>
    </style:style>
    <style:style style:name="P19" style:family="paragraph" style:parent-style-name="Standard">
      <style:text-properties officeooo:paragraph-rsid="001657f1"/>
    </style:style>
    <style:style style:name="P20" style:family="paragraph" style:parent-style-name="Standard">
      <style:text-properties officeooo:rsid="00179a52" officeooo:paragraph-rsid="00179a52"/>
    </style:style>
    <style:style style:name="P21" style:family="paragraph" style:parent-style-name="Standard">
      <style:text-properties officeooo:paragraph-rsid="00179a52"/>
    </style:style>
    <style:style style:name="P22" style:family="paragraph" style:parent-style-name="Standard">
      <style:text-properties officeooo:paragraph-rsid="0017abe4"/>
    </style:style>
    <style:style style:name="P23" style:family="paragraph" style:parent-style-name="Standard">
      <style:text-properties officeooo:rsid="0017abe4" officeooo:paragraph-rsid="0017abe4"/>
    </style:style>
    <style:style style:name="T1" style:family="text">
      <style:text-properties officeooo:rsid="000b92fc"/>
    </style:style>
    <style:style style:name="T2" style:family="text">
      <style:text-properties officeooo:rsid="000d57a1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f2e97" style:font-weight-asian="bold" style:font-weight-complex="bold"/>
    </style:style>
    <style:style style:name="T5" style:family="text">
      <style:text-properties officeooo:rsid="000f2e97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0f2e97" style:font-weight-asian="normal" style:font-weight-complex="normal"/>
    </style:style>
    <style:style style:name="T8" style:family="text">
      <style:text-properties fo:font-weight="normal" officeooo:rsid="001630e2" style:font-weight-asian="normal" style:font-weight-complex="normal"/>
    </style:style>
    <style:style style:name="T9" style:family="text">
      <style:text-properties fo:font-weight="normal" officeooo:rsid="001657f1" style:font-weight-asian="normal" style:font-weight-complex="normal"/>
    </style:style>
    <style:style style:name="T10" style:family="text">
      <style:text-properties fo:font-weight="normal" officeooo:rsid="00179a52" style:font-weight-asian="normal" style:font-weight-complex="normal"/>
    </style:style>
    <style:style style:name="T11" style:family="text">
      <style:text-properties fo:font-variant="normal" fo:text-transform="none" fo:color="#1f2328" loext:opacity="100%" style:font-name="ui-monospace" fo:font-size="10.5pt" fo:letter-spacing="normal" fo:font-style="normal" fo:font-weight="normal"/>
    </style:style>
    <style:style style:name="T12" style:family="text">
      <style:text-properties fo:font-variant="normal" fo:text-transform="none" fo:color="#1f2328" loext:opacity="100%" fo:letter-spacing="normal" fo:font-style="normal" fo:font-weight="normal"/>
    </style:style>
    <style:style style:name="T13" style:family="text">
      <style:text-properties fo:font-variant="normal" fo:text-transform="none" fo:color="#1f2328" loext:opacity="100%" fo:letter-spacing="normal" fo:font-style="normal" fo:font-weight="normal" officeooo:rsid="0010a110"/>
    </style:style>
    <style:style style:name="T14" style:family="text">
      <style:text-properties officeooo:rsid="0014386a"/>
    </style:style>
    <style:style style:name="T15" style:family="text">
      <style:text-properties officeooo:rsid="001630e2"/>
    </style:style>
    <style:style style:name="T16" style:family="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T17" style:family="text">
      <style:text-properties officeooo:rsid="001657f1"/>
    </style:style>
    <style:style style:name="T18" style:family="text">
      <style:text-properties officeooo:rsid="0017abe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) создаем папку с проектом и переходим в нее</text:p>
      <text:p text:style-name="P1">zampolit$ mkdir perfectProject</text:p>
      <text:p text:style-name="P1">cd perfectProject</text:p>
      <text:p text:style-name="P1">2) устанавливаем версии <text:span text:style-name="T1">java и gradle</text:span></text:p>
      <text:p text:style-name="P1">perfectProject$ asdf plugin-add java <text:a xlink:type="simple" xlink:href="https://github.com/halcyon/asdf-java.git" text:style-name="Internet_20_link" text:visited-style-name="Visited_20_Internet_20_Link">https://github.com/halcyon/asdf-java.git</text:a></text:p>
      <text:p text:style-name="P1">perfectProject$ asdf install java openjdk-20.0.2</text:p>
      <text:p text:style-name="P2">perfectProject$ asdf <text:span text:style-name="T1">local</text:span> java openjdk-20.0.2</text:p>
      <text:p text:style-name="P2"><text:span text:style-name="T1">perfectProject$ </text:span>. ~/.asdf/plugins/java/set-java-home.bash</text:p>
      <text:p text:style-name="P3">perfectProject$ asdf plugin-add gradle <text:a xlink:type="simple" xlink:href="https://github.com/rfrancis/asdf-gradle.git" text:style-name="Internet_20_link" text:visited-style-name="Visited_20_Internet_20_Link">https://github.com/rfrancis/asdf-gradle.git</text:a></text:p>
      <text:p text:style-name="P3">perfectProject$ asdf install gradle 8.2.1</text:p>
      <text:p text:style-name="P3">perfectProject$ asdf local gradle 8.2.1</text:p>
      <text:p text:style-name="P3">3) <text:span text:style-name="T2">Инициализируем gradle-проект</text:span></text:p>
      <text:p text:style-name="P4">perfectProject$ <text:span text:style-name="T2">gradle init</text:span></text:p>
      <text:p text:style-name="P4"><text:tab/><text:span text:style-name="T2">a) выбираем application (у него есть точка входа)</text:span></text:p>
      <text:p text:style-name="P7"><text:tab/><text:tab/>1: basic</text:p>
      <text:p text:style-name="P7"><text:tab/><text:tab/><text:span text:style-name="T3">2: application</text:span></text:p>
      <text:p text:style-name="P7"><text:tab/><text:tab/>3: library</text:p>
      <text:p text:style-name="P7"><text:tab/><text:tab/>4: Gradle plugin</text:p>
      <text:p text:style-name="P7"><text:tab/>b) Select implementation language:</text:p>
      <text:p text:style-name="P7"><text:tab/><text:tab/>1: C++</text:p>
      <text:p text:style-name="P7"><text:tab/><text:tab/>2: Groovy</text:p>
      <text:p text:style-name="P7"><text:tab/><text:tab/><text:span text:style-name="T3">3: Java</text:span></text:p>
      <text:p text:style-name="P7"><text:tab/><text:tab/>4: Kotlyn …</text:p>
      <text:p text:style-name="P7"><text:tab/>c) Generaty multiple subprojects for application? (yes, <text:span text:style-name="T3">no</text:span>)</text:p>
      <text:p text:style-name="P7"><text:tab/><text:tab/><text:span text:style-name="T3">no</text:span>: В проекте одно приложение<text:tab/></text:p>
      <text:p text:style-name="P7"><text:tab/><text:tab/>yes: в проекте приложение и библиотеки</text:p>
      <text:p text:style-name="P7"><text:tab/>d) Select build script DSL:</text:p>
      <text:p text:style-name="P7"><text:tab/><text:tab/>1: Kotlyn</text:p>
      <text:p text:style-name="P7"><text:tab/><text:tab/>2: <text:span text:style-name="T3">Groovy</text:span><text:tab/></text:p>
      <text:p text:style-name="P7"><text:tab/>e) Select test framework:</text:p>
      <text:p text:style-name="P7"><text:tab/><text:tab/>1: Junit 4</text:p>
      <text:p text:style-name="P7"><text:tab/><text:tab/>2: TestNG</text:p>
      <text:p text:style-name="P7"><text:tab/><text:tab/>3: Spock</text:p>
      <text:p text:style-name="P7"><text:tab/><text:tab/>4: <text:span text:style-name="T3">JUnit Jupiter</text:span></text:p>
      <text:p text:style-name="P7"><text:span text:style-name="T3"><text:tab/></text:span><text:span text:style-name="T7">f) Project name: (default: …)</text:span></text:p>
      <text:p text:style-name="P12"><text:tab/>g) Source package (default: ...)</text:p>
      <text:p text:style-name="P7"><text:tab/><text:span text:style-name="T5">h) Enter target version of Java (min.7) (default: 20):</text:span></text:p>
      <text:p text:style-name="P7"><text:tab/><text:span text:style-name="T5">j) Generate build using new APIs and behavior</text:span></text:p>
      <text:p text:style-name="P7"><text:tab/><text:tab/><text:span text:style-name="T5">1: </text:span><text:span text:style-name="T4">yes</text:span></text:p>
      <text:p text:style-name="P7"><text:tab/><text:tab/><text:span text:style-name="T5">2: no</text:span></text:p>
      <text:p text:style-name="P8">4) Инициализируем git</text:p>
      <text:p text:style-name="P5">perfectProject$ <text:span text:style-name="T5">git init</text:span></text:p>
      <text:p text:style-name="P13">5) Создаем репозиторий на github и соединяем его с локальным</text:p>
      <text:p text:style-name="P9"><text:span text:style-name="T1">perfectProject$ </text:span><text:bookmark text:name="empty-setup-push-repo-echo"/><text:span text:style-name="T11">git remote add origin git@github.com:zampolitxxx/exelent.git</text:span></text:p>
      <text:p text:style-name="P6">perfectProject$ <text:span text:style-name="T11">git branch -M main</text:span></text:p>
      <text:p text:style-name="P10"><text:span text:style-name="T12">perfectProject$ git </text:span><text:span text:style-name="T13">add .</text:span></text:p>
      <text:p text:style-name="P14">perfectProject$ git commit -m `first commit`</text:p>
      <text:p text:style-name="P6">perfectProject$ <text:span text:style-name="T11">git push -u origin main</text:span></text:p>
      <text:p text:style-name="P6"><text:span text:style-name="T11"/></text:p>
      <text:p text:style-name="P15"><text:span text:style-name="T11">6) Открываем проект в IntelligIDEA и вносим в .gitignore</text:span></text:p>
      <text:p text:style-name="P16"><text:tab/>**/logs/<text:tab/>.project*<text:tab/>.factorypath<text:line-break/><text:tab/>.classpath<text:tab/>.settings<text:line-break/><text:tab/>.idea/<text:tab/><text:tab/>bin</text:p>
      <text:p text:style-name="P19"><text:soft-page-break/><text:span text:style-name="T14">7) </text:span><text:span text:style-name="T15">Установка </text:span><text:span text:style-name="T17">плагинов</text:span><text:span text:style-name="T15">Gradle</text:span></text:p>
      <text:p text:style-name="P19"><text:span text:style-name="T17"><text:s/>- Gradle v</text:span><text:span text:style-name="T15">ersions plugin </text:span><text:span text:style-name="T17">(сам нашел случайно, нет в hexlet)</text:span></text:p>
      <text:p text:style-name="P19"><text:span text:style-name="T15">плагин нужен для проверки версий зависимостей. </text:span><text:span text:style-name="T17">На сайте проекта:</text:span></text:p>
      <text:p text:style-name="P19"><text:a xlink:type="simple" xlink:href="https://github.com/ben-manes/gradle-versions-plugin" text:style-name="Internet_20_link" text:visited-style-name="Visited_20_Internet_20_Link">https://github.com/ben-manes/gradle-versions-plugin</text:a> <text:span text:style-name="T17">проверяем актуальную версию.</text:span></text:p>
      <text:p text:style-name="P19"><text:span text:style-name="T15">Подключаем плагин. В секции plugins в файле build.gradle вносим:</text:span></text:p>
      <text:p text:style-name="P18"><text:span text:style-name="T3">id 'com.github.ben-manes.versions' version '0.48.0'</text:span></text:p>
      <text:p text:style-name="P19"><text:span text:style-name="T8">В задачах gradle появляется таска: help/dependencyUpdates. Жмем ее и нам показывает что можно обновить. </text:span></text:p>
      <text:p text:style-name="P19"><text:span text:style-name="T8"/></text:p>
      <text:p text:style-name="P19"><text:span text:style-name="T8">- </text:span><text:span text:style-name="T9">Gradle Use Latest Versions Plugin</text:span></text:p>
      <text:p text:style-name="P20"><text:span text:style-name="T9">Н</text:span><text:span text:style-name="T6">а сайте проекта: </text:span><text:a xlink:type="simple" xlink:href="https://github.com/patrikerdes/gradle-use-latest-versions-plugin" text:style-name="Internet_20_link" text:visited-style-name="Visited_20_Internet_20_Link"><text:span text:style-name="T6">https://github.com/patrikerdes/gradle-use-latest-versions-plugin</text:span></text:a><text:span text:style-name="T6"> проверяем актуальную версию. </text:span></text:p>
      <text:p text:style-name="P21"><text:span text:style-name="T9">плагин нужен для ска</text:span><text:span text:style-name="T10">чивания. </text:span></text:p>
      <text:p text:style-name="P21"><text:span text:style-name="T8">Подключаем плагин. В секции plugins в файле build.gradle вносим:</text:span></text:p>
      <text:p text:style-name="P11"><text:span text:style-name="T17">id 'se.patrikerdes.use-latest-versions' version '0.2.18'</text:span></text:p>
      <text:p text:style-name="P21"><text:span text:style-name="T9">чивания и автоматического обновления версий плагинов</text:span></text:p>
      <text:p text:style-name="P19"><text:line-break/> - <text:span text:style-name="T17"><text:s/>Gradle application plugin</text:span></text:p>
      <text:p text:style-name="P19"><text:span text:style-name="T17">плагин нужен для облегчения сборки проекта.</text:span></text:p>
      <text:p text:style-name="P21"><text:span text:style-name="T10">Скорее всего он уже подключен, но если нет - п</text:span><text:span text:style-name="T8">одключаем плагин. В секции plugins в файле build.gradle вносим:</text:span></text:p>
      <text:p text:style-name="Preformatted_20_Text"><text:span text:style-name="Source_20_Text"><text:span text:style-name="T16">id 'application'</text:span></text:span></text:p>
      <text:p text:style-name="P22"><text:span text:style-name="T18">Для работы плагина необходимо указывать точку входа в приложение. Класс с методом main. Скорее всего уже есть в файле build.gradle:</text:span></text:p>
      <text:p text:style-name="Standard">application {<text:line-break/> <text:s text:c="3"/>// Define the main class for the application.<text:line-break/> <text:s text:c="3"/>mainClass = 'exelent.App'<text:line-break/>}</text:p>
      <text:p text:style-name="Standard"/>
      <text:p text:style-name="P23">Для указания версии java в файл build.gradle нужно добавить строку option.release = «java_version»</text:p>
      <text:p text:style-name="P23">compileJava{</text:p>
      <text:p text:style-name="P23"><text:tab/>options.release=20</text:p>
      <text:p text:style-name="P23">}</text:p>
      <text:p text:style-name="P23"/>
      <text:p text:style-name="P23">8) Подключаем Makefile</text:p>
      <text:p text:style-name="P23">9) Оформляем приложение и тесты к нему</text:p>
      <text:p text:style-name="P22"><text:span text:style-name="T17"><text:s/></text:span><text:line-break/><text:tab/><text:line-break/><text:tab/><text:line-break/><text:tab/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Inconsolata" svg:font-family="Inconsolata, monospace"/>
    <style:font-face style:name="JetBrains Mono1" svg:font-family="'JetBrains Mono'"/>
    <style:font-face style:name="Menlo" svg:font-family="Menlo, Monaco, Consolas, 'Courier New', Courier, monospace"/>
    <style:font-face style:name="ui-monospace" svg:font-family="ui-monospace, SFMono-Regular, 'SF Mono', Menlo, Consolas, 'Liberation Mono'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7T15:04:12.458348001</meta:creation-date>
    <meta:generator>LibreOffice/7.0.4.2$Linux_X86_64 LibreOffice_project/00$Build-2</meta:generator>
    <dc:date>2023-09-17T19:15:49.728722334</dc:date>
    <meta:editing-duration>PT49M38S</meta:editing-duration>
    <meta:editing-cycles>2</meta:editing-cycles>
    <meta:document-statistic meta:table-count="0" meta:image-count="0" meta:object-count="0" meta:page-count="2" meta:paragraph-count="76" meta:word-count="400" meta:character-count="3063" meta:non-whitespace-character-count="2664"/>
  </office:meta>
</office:document-meta>
</file>